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1de67" officeooo:paragraph-rsid="0011de67"/>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de67"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Nicole Jade R. De Guzman</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new.html.e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text:span><text:soft-page-break/><text:span text:style-name="T10">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4127510359303042396" text:style-name="WWNum1">
        <text:list-header>
          <text:p text:style-name="P2"><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24553040340069" text:continue-numbering="true" text:style-name="WWNum1">
        <text:list-header>
          <text:p text:style-name="P2"><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5:52.719820901</dc:date>
    <meta:document-statistic meta:table-count="5" meta:image-count="0" meta:object-count="0" meta:page-count="2" meta:paragraph-count="81" meta:word-count="409" meta:character-count="2488" meta:non-whitespace-character-count="2145"/>
    <meta:generator>LibreOffice/4.2.3.3$Linux_X86_64 LibreOffice_project/420m0$Build-3</meta:generator>
  </office:meta>
</office:document-meta>
</file>